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al project description goes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4-11T14:39:36</meta:creation-date>
    <dc:date>2013-04-11T14:40:51</dc:date>
    <dc:creator>Braden Licastro</dc:creator>
    <meta:editing-duration>PT4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5" meta:character-count="35" meta:non-whitespace-character-count="31"/>
  </office:meta>
</office:document-meta>
</file>